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Times" fo:font-style="italic" fo:font-style-asian="italic" fo:font-style-complex="italic"/>
    </style:style>
    <style:style style:name="T6" style:family="text">
      <style:text-properties style:font-name="Heiti TC Light"/>
    </style:style>
    <style:style style:name="T7"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12.07 02:51   |   </text:span><text:a xlink:type="simple" xlink:href="http://palinfo.habago.org/Entry?Command=Information_PrintForum#FORUM40139"><text:span text:style-name="T2">#</text:span></text:a></text:p>
      <text:p text:style-name="P3"><text:span text:style-name="T1">整人為快樂之本：整你千遍也不厭倦 (三)</text:span><text:span text:style-name="T3"><text:line-break/><text:line-break/></text:span><text:span text:style-name="T1">陳真</text:span><text:span text:style-name="T3"><text:line-break/><text:line-break/></text:span><text:span text:style-name="T1">2020. 12. 07.</text:span><text:span text:style-name="T3"><text:line-break/><text:line-break/><text:line-break/></text:span><text:span text:style-name="T1">我之所以講述一些難以為外人道的「痛苦遭遇」，並非聚焦於該事情本身，而只是想說一種「行路難」的生存處境。</text:span><text:span text:style-name="T3"><text:line-break/><text:line-break/></text:span><text:span text:style-name="T1">「有辦法」的人，飛天鑽地，呼風喚雨，無所不能，行路一點都不難，但對於普通人來說活著卻很難，弱勢者更難。</text:span><text:span text:style-name="T3"><text:line-break/><text:line-break/></text:span><text:span text:style-name="T1">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3"><text:line-break/><text:line-break/></text:span><text:span text:style-name="T1">對於「有辦法」的人來說，所謂「規則」只是參考用，但是對於普通人或弱勢者來說，每道「規則」卻彷彿滿佈妖魔鬼怪的高山峻嶺，寸步難行，比唐三藏赴西天取經還更加艱難。</text:span><text:span text:style-name="T3"><text:line-break/><text:line-break/></text:span><text:span text:style-name="T1">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3"><text:line-break/><text:line-break/></text:span><text:span text:style-name="T1">當然，也許他該恨的不是社工或辦事人員，而是應該痛恨背後那個吃人的體制以及貪婪無度為非作歹的統治者。</text:span><text:span text:style-name="T3"><text:line-break/><text:line-break/></text:span><text:span text:style-name="T1">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3"><text:line-break/><text:line-break/></text:span><text:span text:style-name="T1">事實上，如果有人應當被槍斃，第一個應該槍斃的就是貪婪無度為非作歹的統治者及其黨羽。</text:span><text:span text:style-name="T3"><text:line-break/><text:line-break/></text:span><text:span text:style-name="T1">(插播)：</text:span><text:span text:style-name="T3"><text:line-break/><text:line-break/></text:span><text:span text:style-name="T1">(住在高雄，你很清楚可以感受到它真的「被光復了」；韓國瑜一走，高雄很明顯又回到過去那種好像「怎麼做都沒關係」的黨國年代：</text:span><text:span text:style-name="T3"><text:line-break/><text:line-break/></text:span><text:span text:style-name="T1">幾名工人死在下水道沒關係，警政敗壞、喝花酒沒關係，公務員集體翹班沒關係，貪污濫權沒關係，涉及多條人命的重大刑案一樁接一樁沒關係，幫派火拼街頭械鬥，一夜數起，當做家常便飯，連兒童在公園玩都會被擄走...這就跟我搬來高雄之前住在台南的感受一樣，總是很納悶到底這城市還有沒有政府的存在？</text:span><text:span text:style-name="T3"><text:line-break/><text:line-break/></text:span><text:span text:style-name="T1">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3"><text:line-break/><text:line-break/></text:span><text:span text:style-name="T1">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3"><text:line-break/><text:line-break/></text:span><text:span text:style-name="T1">言歸正傳，我這篇文章並不是要談高雄被人渣與腦殘們「光復」之事，而是要說「行路難」。這裏頭有三層意義：</text:span><text:span text:style-name="T3"><text:line-break/><text:line-break/></text:span><text:span text:style-name="T1">一，階級差異：普通人與弱勢者所該得或應有的權益，往往得不到；不管是洽公、就醫或申辦各種事物，「行路」往往比登天還難。但是，權勢者卻剛好相反，飛天鑽地，呼風喚雨，無所不能。</text:span><text:span text:style-name="T3"><text:line-break/><text:line-break/></text:span><text:span text:style-name="T1">二，濫權行事：一個人，當他手上有一點點權力時，往往就會作威作福，擴而大之，藉以濫權整人或圖利私人，反正所謂「規則」其實都可以任由自行解釋，整人無極限。</text:span><text:span text:style-name="T3"><text:line-break/><text:line-break/></text:span><text:span text:style-name="T1">哪天，我如果能夠把我前文所說的「整人」遊戲給公諸於世，你就會知道人性居然可以敗壞惡劣到何種程度；不一定違法，更非作奸犯科，但所展現的醜惡人性卻是如此不可思議。</text:span><text:span text:style-name="T3"><text:line-break/><text:line-break/></text:span><text:span text:style-name="T1">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3"><text:line-break/><text:line-break/></text:span><text:span text:style-name="T1">哪天，我如果能夠把我前文所說的某個「整人」遊戲給公諸於世，肯定可以寫成一本至少一千頁的鉅著，書名就叫做《整人為快樂之本：整你千遍也不厭倦》。</text:span><text:span text:style-name="T3"><text:line-break/></text:span><text:span text:style-name="T1">   </text:span><text:span text:style-name="T3"><text:line-break/></text:span><text:span text:style-name="T1">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3"><text:line-break/><text:line-break/></text:span><text:span text:style-name="T1">但是，當我自己成為病人去就醫時，我卻很不喜歡亮出醫生身份，我還是比較喜歡當個普通人，但也因此經常飽受屈辱與折磨，因為我看起來就不是一個貴氣的人，更不像「成功人士」，倒是很像魯蛇。</text:span><text:span text:style-name="T3"><text:line-break/><text:line-break/></text:span><text:span text:style-name="T1">特別是當我越客氣時，遭到的刁難與屈辱就往往越嚴重。學姐常說我太客氣，太沒有架子，而且衣著裝扮太廉價，難怪常會被刁難與羞辱。</text:span><text:span text:style-name="T3"><text:line-break/><text:line-break/></text:span><text:span text:style-name="T1">三，吃人的體制。一般人行路難，權勢者卻飛天鑽地暢行無阻。為什麼呢？因為這是一個吃人的體制。</text:span><text:span text:style-name="T3"><text:line-break/><text:line-break/></text:span><text:span text:style-name="T1">舉個例，最近兩天看到報紙大張旗鼓報導，標題是「仁醫行善助弱勢兒少餐食」。報導說，高雄市政府社會局有個什麼「愛心串連溫情處處-提供弱勢家庭兒少餐食計畫」，向高雄市診所協會、高雄市醫師公會以及四十八個診所和許多基金會募款，募來的錢一共12萬，由「仁醫」們出面，捐給高雄市社會局，由局長謝琍琍代表接受。局長稱讚：這是「愛心行善的典範」，將「藉此號召更多團體及企業投入社會福利行列」。</text:span><text:span text:style-name="T3"><text:line-break/><text:line-break/></text:span><text:span text:style-name="T1">你看了這樣一個大張旗鼓、藉以美化施政的所謂溫馨的新聞，心裏做何感想？</text:span><text:span text:style-name="T3"><text:line-break/><text:line-break/></text:span><text:span text:style-name="T1">當然不會有人反對捐款，但是這樣就叫做「仁醫」嗎？這就叫做「愛心行善的典範」嗎？一共12萬元，平均一個人恐怕捐了不到幾十元。醫生有這麼窮嗎？我應該是全台灣的醫生裏頭最窮的一個，但我長年捐給病患的錢 (其它類型的捐款不算)，恐怕是12萬的好幾十倍。我之所以得老實說是因為，一些腦殘一定會說「那你自己又捐了多少錢？」</text:span><text:span text:style-name="T3"><text:line-break/><text:line-break/></text:span><text:span text:style-name="T1">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3"><text:line-break/><text:line-break/></text:span><text:span text:style-name="T1">重點不是個人捐多捐少的問題，重點是：那麼多的團體，一共才捐了12萬，這也值得社會局拿出來大書特書嗎？兒童沒飯吃，所以社會局幫忙跟特定菁英團體乞討式地要來一點錢充門面嗎？這樣的施政好意思拿出來講嗎？</text:span><text:span text:style-name="T3"><text:line-break/><text:line-break/></text:span><text:span text:style-name="T1">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種種荒唐作為，罄竹難書。</text:span><text:span text:style-name="T3"><text:line-break/><text:line-break/></text:span><text:span text:style-name="T1">但是，弱勢貧窮家庭的兒童沒飯吃，卻是大張旗鼓宣揚募到了12萬，說是「愛心行善典範」，它媽的這樣像話嗎？12萬能給幾個家庭吃多久？12萬，根本不夠人渣政客們每天在酒店喬利益喬職位玩女人的一夜花費。</text:span><text:span text:style-name="T3"><text:line-break/><text:line-break/></text:span><text:span text:style-name="T1">大家懂我的意思嗎？我們繳稅成立所謂「政府」，是要讓他們這樣子「施政」的嗎？幾千億隨便亂花，真正重要的事卻給個幾萬元就彷彿什麼「德政」。</text:span><text:span text:style-name="T3"><text:line-break/><text:line-break/></text:span><text:span text:style-name="T1">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1989年才出現該公約。</text:span><text:span text:style-name="T3"><text:line-break/><text:line-break/></text:span><text:span text:style-name="T1">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3"><text:line-break/><text:line-break/></text:span><text:span text:style-name="T1">當年促使我去從事兒童權利的運動，主要是因為我念大四那一年，在高醫小兒科見習 (跟實習不一樣，只是看，不參與治療病患)，我所負責觀察的一個小病人，隔天卻消失了，出院了，病歷上夾著一張紙，寫著AAD。我看不懂，跑去問護士，什麼是AAD，她告訴我說，就是「自動出院」(Against Advice Discharge)，正確翻譯是「不聽勸阻而出院」。</text:span><text:span text:style-name="T3"><text:line-break/><text:line-break/></text:span><text:span text:style-name="T1">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3"><text:line-break/><text:line-break/></text:span><text:span text:style-name="T1">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3"><text:line-break/><text:line-break/></text:span><text:span text:style-name="T1">1989年3月29日，我大六那一年，成立台灣第一個兒童福利團體，幾天後的4月4日兒童節，發起示威，擔任總指揮，要求中央開辦「重症兒童免費醫療」以及提高兒福預算與人力編列。</text:span><text:span text:style-name="T3"><text:line-break/><text:line-break/></text:span><text:span text:style-name="T1">當時，讓我很不滿的一點是，當年的國民黨也是亂花錢，同樣也是貪污舞弊 (當然，貪婪程度完全比不上人渣黨)，但是，兒童青少年的預算卻只是跟美國幾千億買武器的零頭都不到，這樣合理嗎？這就是我們要的政治嗎？這樣一種吃人體制，不應該改變嗎？</text:span><text:span text:style-name="T3"><text:line-break/><text:line-break/></text:span><text:span text:style-name="T1">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3"><text:line-break/><text:line-break/></text:span><text:span text:style-name="T1">這就是你所引以為傲的什麼民主自由政治嗎？</text:span></text:p>
      <text:p text:style-name="P2"><text:span text:style-name="T1">鄭豐遠   |  2020.12.03 13:42   |   </text:span><text:a xlink:type="simple" xlink:href="http://palinfo.habago.org/Entry?Command=Information_PrintForum#FORUM40138"><text:span text:style-name="T2">#</text:span></text:a></text:p>
      <text:p text:style-name="P3"><text:span text:style-name="T1">從輔說得太好了。</text:span></text:p>
      <text:p text:style-name="P2"><text:span text:style-name="T1">孫從輔   |  2020.12.03 13:37   |   </text:span><text:a xlink:type="simple" xlink:href="http://palinfo.habago.org/Entry?Command=Information_PrintForum#FORUM40137"><text:span text:style-name="T2">#</text:span></text:a></text:p>
      <text:p text:style-name="P4"><text:span text:style-name="T1">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但從不實現)，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3"><text:line-break/><text:line-break/></text:span><text:span text:style-name="T1">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3"><text:line-break/><text:line-break/></text:span><text:span text:style-name="T1">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5">鄭豐遠   |  2020.12.03 09:19   |   <text:a xlink:type="simple" xlink:href="http://palinfo.habago.org/Entry?Command=Information_PrintForum&amp;iPage=1#FORUM40136"><text:span text:style-name="T4">#</text:span></text:a></text:p>
      <text:p text:style-name="P6"><text:a xlink:type="simple" xlink:href="https://youtu.be/eX6vJdyZxMQ"><text:span text:style-name="T5">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5">Ethan   |  2020.12.03 09:13   |   <text:a xlink:type="simple" xlink:href="http://palinfo.habago.org/Entry?Command=Information_PrintForum&amp;iPage=1#FORUM40135"><text:span text:style-name="T4">#</text:span></text:a></text:p>
      <text:p text:style-name="P7">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5">https://youtu.be/7SEW9ky-ax0</text:span></text:a><text:s/><text:line-break/></text:p>
      <text:p text:style-name="P5">五元   |  2020.12.03 07:21   |   <text:a xlink:type="simple" xlink:href="http://palinfo.habago.org/Entry?Command=Information_PrintForum&amp;iPage=1#FORUM40134"><text:span text:style-name="T4">#</text:span></text:a></text:p>
      <text:p text:style-name="P8"><text:span text:style-name="T6">澳貌岸然,一首歌道盡帝國主義的真面目 <text:line-break/><text:line-break/>"我可以做,你不能說" <text:line-break/><text:line-break/></text:span><text:a xlink:type="simple" xlink:href="https://www.youtube.com/watch?v=3HeInBDnYpQ&amp;;list=LL&amp;;index=1&amp;;t=52s"><text:span text:style-name="T7">https://www.youtube.com/watch?v=3HeInBDnYpQ&amp;;list=LL&amp;;index=1&amp;;t=52s</text:span></text:a></text:p>
      <text:p text:style-name="P5">陳真   |  2020.12.03 02:44   |   <text:a xlink:type="simple" xlink:href="http://palinfo.habago.org/Entry?Command=Information_PrintForum&amp;iPage=1#FORUM40133"><text:span text:style-name="T4">#</text:span></text:a></text:p>
      <text:p text:style-name="P7">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5">陳真   |  2020.12.03 02:19   |   <text:a xlink:type="simple" xlink:href="http://palinfo.habago.org/Entry?Command=Information_PrintForum&amp;iPage=1#FORUM40132"><text:span text:style-name="T4">#</text:span></text:a></text:p>
      <text:p text:style-name="P6">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5">陳真   |  2020.12.02 12:21   |   <text:a xlink:type="simple" xlink:href="http://palinfo.habago.org/Entry?Command=Information_PrintForum&amp;iPage=1#FORUM40131"><text:span text:style-name="T4">#</text:span></text:a></text:p>
      <text:p text:style-name="P7">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5">https://bit.ly/3oeFNWD</text:span></text:a><text:s/><text:line-break/><text:line-break/>這裏有簡短文字報導，標題是《國際特赦組織指控澳洲在伊拉克之戰爭罪行》： <text:line-break/><text:line-break/><text:a xlink:type="simple" xlink:href="https://bit.ly/3lvex4D"><text:span text:style-name="T5">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5">鄭豐遠   |  2020.12.02 05:50   |   <text:a xlink:type="simple" xlink:href="http://palinfo.habago.org/Entry?Command=Information_PrintForum&amp;iPage=1#FORUM40130"><text:span text:style-name="T4">#</text:span></text:a></text:p>
      <text:p text:style-name="P6">澳洲總理莫里森因為一副漫畫要求中國政府道歉。我可以做！但是你不能說！ <text:line-break/><text:a xlink:type="simple" xlink:href="https://youtu.be/zHMWEWQ1pkg"><text:span text:style-name="T5">https://youtu.be/zHMWEWQ1pkg</text:span></text:a><text:s/><text:line-break/><text:line-break/>*那張畫的原作者，昨天又畫了一張圖回應澳大利亞總理莫里森: <text:line-break/><text:a xlink:type="simple" xlink:href="https://www.guancha.cn/internation/2020_12_01_573186.shtml"><text:span text:style-name="T5">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5">張萬康   |  2020.12.02 04:19   |   <text:a xlink:type="simple" xlink:href="http://palinfo.habago.org/Entry?Command=Information_PrintForum&amp;iPage=1#FORUM40129"><text:span text:style-name="T4">#</text:span></text:a></text:p>
      <text:p text:style-name="P9"><text:span text:style-name="T6">分享北京一個眼科醫師陶勇的文章 <text:line-break/>《陶勇醫生：我不再糾結於那個人為什麼要殺我》 <text:line-break/></text:span><text:a xlink:type="simple" xlink:href="https://mp.weixin.qq.com/s/YX48gNtJ_okCa4xvd1byDA"><text:span text:style-name="T7">https://mp.weixin.qq.com/s/YX48gNtJ_okCa4xvd1byDA</text:span></text:a><text:span text:style-name="T6"><text:s/></text:span></text:p>
      <text:p text:style-name="P5">陳真   |  2020.12.01 20:55   |   <text:a xlink:type="simple" xlink:href="http://palinfo.habago.org/Entry?Command=Information_PrintForum&amp;iPage=1#FORUM40128"><text:span text:style-name="T4">#</text:span></text:a></text:p>
      <text:p text:style-name="P6">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5">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5">Ethan   |  2020.12.01 20:51   |   <text:a xlink:type="simple" xlink:href="http://palinfo.habago.org/Entry?Command=Information_PrintForum&amp;iPage=1#FORUM40127"><text:span text:style-name="T4">#</text:span></text:a></text:p>
      <text:p text:style-name="P7"><text:a xlink:type="simple" xlink:href="https://user.guancha.cn/main/content?id=421756"><text:span text:style-name="T5">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5">陳真   |  2020.12.01 17:38   |   <text:a xlink:type="simple" xlink:href="http://palinfo.habago.org/Entry?Command=Information_PrintForum&amp;iPage=1#FORUM40126"><text:span text:style-name="T4">#</text:span></text:a></text:p>
      <text:p text:style-name="P6">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5">阿水   |  2020.12.01 17:09   |   <text:a xlink:type="simple" xlink:href="http://palinfo.habago.org/Entry?Command=Information_PrintForum&amp;iPage=1#FORUM40125"><text:span text:style-name="T4">#</text:span></text:a></text:p>
      <text:p text:style-name="P7">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5">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5">陳真   |  2020.12.01 02:45   |   <text:a xlink:type="simple" xlink:href="http://palinfo.habago.org/Entry?Command=Information_PrintForum&amp;iPage=1#FORUM40124"><text:span text:style-name="T4">#</text:span></text:a></text:p>
      <text:p text:style-name="P6">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